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officeooo:rsid="001d27de" officeooo:paragraph-rsid="001d27de"/>
    </style:style>
    <style:style style:name="P2" style:family="paragraph" style:parent-style-name="Standard">
      <style:paragraph-properties fo:text-align="center" style:justify-single-word="false"/>
      <style:text-properties officeooo:rsid="001d27de" officeooo:paragraph-rsid="003f7182"/>
    </style:style>
    <style:style style:name="P3" style:family="paragraph" style:parent-style-name="Standard">
      <style:paragraph-properties fo:text-align="center" style:justify-single-word="false"/>
      <style:text-properties officeooo:rsid="001fa4db" officeooo:paragraph-rsid="001fa4db"/>
    </style:style>
    <style:style style:name="P4" style:family="paragraph" style:parent-style-name="Standard">
      <style:paragraph-properties fo:text-align="center" style:justify-single-word="false"/>
      <style:text-properties officeooo:rsid="001fa4db" officeooo:paragraph-rsid="001e5c4a"/>
    </style:style>
    <style:style style:name="P5" style:family="paragraph" style:parent-style-name="Standard">
      <style:paragraph-properties fo:text-align="center" style:justify-single-word="false"/>
      <style:text-properties officeooo:rsid="0021e18d" officeooo:paragraph-rsid="0021e18d"/>
    </style:style>
    <style:style style:name="P6" style:family="paragraph" style:parent-style-name="Standard">
      <style:paragraph-properties fo:text-align="start" style:justify-single-word="false"/>
      <style:text-properties officeooo:rsid="00252261" officeooo:paragraph-rsid="00252261"/>
    </style:style>
    <style:style style:name="P7" style:family="paragraph" style:parent-style-name="Standard">
      <style:paragraph-properties fo:text-align="start" style:justify-single-word="false"/>
      <style:text-properties officeooo:rsid="00287695" officeooo:paragraph-rsid="00287695"/>
    </style:style>
    <style:style style:name="P8" style:family="paragraph" style:parent-style-name="Standard">
      <style:paragraph-properties fo:text-align="center" style:justify-single-word="false"/>
      <style:text-properties officeooo:rsid="00287695" officeooo:paragraph-rsid="00287695"/>
    </style:style>
    <style:style style:name="P9" style:family="paragraph" style:parent-style-name="Standard">
      <style:paragraph-properties fo:text-align="start" style:justify-single-word="false"/>
      <style:text-properties officeooo:rsid="002a3626" officeooo:paragraph-rsid="002a3626"/>
    </style:style>
    <style:style style:name="P10" style:family="paragraph" style:parent-style-name="Standard">
      <style:paragraph-properties fo:text-align="start" style:justify-single-word="false"/>
      <style:text-properties officeooo:rsid="002ae605" officeooo:paragraph-rsid="002ae605"/>
    </style:style>
    <style:style style:name="P11" style:family="paragraph" style:parent-style-name="Standard">
      <style:paragraph-properties fo:text-align="start" style:justify-single-word="false"/>
      <style:text-properties officeooo:rsid="002c8cf7" officeooo:paragraph-rsid="002c8cf7"/>
    </style:style>
    <style:style style:name="P12" style:family="paragraph" style:parent-style-name="Standard">
      <style:paragraph-properties fo:text-align="start" style:justify-single-word="false"/>
      <style:text-properties officeooo:rsid="002d7da4" officeooo:paragraph-rsid="002d7da4"/>
    </style:style>
    <style:style style:name="P13" style:family="paragraph" style:parent-style-name="Standard">
      <style:paragraph-properties fo:text-align="center" style:justify-single-word="false"/>
      <style:text-properties officeooo:rsid="004d4b54" officeooo:paragraph-rsid="004d4b54"/>
    </style:style>
    <style:style style:name="P14" style:family="paragraph" style:parent-style-name="Standard">
      <style:paragraph-properties fo:text-align="center" style:justify-single-word="false"/>
      <style:text-properties officeooo:rsid="001d6dfa" officeooo:paragraph-rsid="003f7182"/>
    </style:style>
    <style:style style:name="P15" style:family="paragraph" style:parent-style-name="Standard">
      <style:paragraph-properties fo:text-align="center" style:justify-single-word="false"/>
      <style:text-properties officeooo:rsid="003a8e23" officeooo:paragraph-rsid="003a8e23"/>
    </style:style>
    <style:style style:name="P16" style:family="paragraph" style:parent-style-name="Standard">
      <style:paragraph-properties fo:text-align="start" style:justify-single-word="false"/>
      <style:text-properties officeooo:rsid="00252261" officeooo:paragraph-rsid="003a8e23"/>
    </style:style>
    <style:style style:name="P17" style:family="paragraph" style:parent-style-name="Standard">
      <style:paragraph-properties fo:text-align="start" style:justify-single-word="false"/>
      <style:text-properties officeooo:rsid="00252261" officeooo:paragraph-rsid="00252261"/>
    </style:style>
    <style:style style:name="P18" style:family="paragraph" style:parent-style-name="Standard">
      <style:paragraph-properties fo:text-align="center" style:justify-single-word="false"/>
      <style:text-properties officeooo:rsid="00252261" officeooo:paragraph-rsid="00252261"/>
    </style:style>
    <style:style style:name="P19" style:family="paragraph" style:parent-style-name="Standard">
      <style:paragraph-properties fo:text-align="center" style:justify-single-word="false"/>
      <style:text-properties officeooo:rsid="00252261" officeooo:paragraph-rsid="003a8e23"/>
    </style:style>
    <style:style style:name="P20" style:family="paragraph" style:parent-style-name="Standard">
      <style:paragraph-properties fo:text-align="center" style:justify-single-word="false"/>
      <style:text-properties officeooo:rsid="005d9da5" officeooo:paragraph-rsid="005d9da5"/>
    </style:style>
    <style:style style:name="P21" style:family="paragraph" style:parent-style-name="Standard">
      <style:paragraph-properties fo:text-align="center" style:justify-single-word="false"/>
      <style:text-properties officeooo:rsid="0021e18d" officeooo:paragraph-rsid="0021e18d"/>
    </style:style>
    <style:style style:name="P22" style:family="paragraph" style:parent-style-name="Standard">
      <style:paragraph-properties fo:text-align="center" style:justify-single-word="false"/>
      <style:text-properties officeooo:rsid="00221643" officeooo:paragraph-rsid="00221643"/>
    </style:style>
    <style:style style:name="P23" style:family="paragraph" style:parent-style-name="Standard">
      <style:paragraph-properties fo:text-align="center" style:justify-single-word="false"/>
      <style:text-properties officeooo:rsid="00228a70" officeooo:paragraph-rsid="00228a70"/>
    </style:style>
    <style:style style:name="P24" style:family="paragraph" style:parent-style-name="Standard">
      <style:paragraph-properties fo:text-align="center" style:justify-single-word="false"/>
      <style:text-properties officeooo:rsid="002e8768" officeooo:paragraph-rsid="004ce863"/>
    </style:style>
    <style:style style:name="T1" style:family="text">
      <style:text-properties officeooo:rsid="001d6dfa"/>
    </style:style>
    <style:style style:name="T2" style:family="text">
      <style:text-properties officeooo:rsid="0023a3f6"/>
    </style:style>
    <style:style style:name="T3" style:family="text">
      <style:text-properties fo:font-weight="bold" style:font-weight-asian="bold" style:font-weight-complex="bold"/>
    </style:style>
    <style:style style:name="T4" style:family="text">
      <style:text-properties fo:font-weight="bold" officeooo:rsid="00228a70" style:font-weight-asian="bold" style:font-weight-complex="bold"/>
    </style:style>
    <style:style style:name="T5" style:family="text">
      <style:text-properties officeooo:rsid="002a3626"/>
    </style:style>
    <style:style style:name="T6" style:family="text">
      <style:text-properties officeooo:rsid="002d7da4"/>
    </style:style>
    <style:style style:name="T7" style:family="text">
      <style:text-properties officeooo:rsid="002f2987"/>
    </style:style>
    <style:style style:name="T8" style:family="text">
      <style:text-properties officeooo:rsid="003b721d"/>
    </style:style>
    <style:style style:name="T9" style:family="text">
      <style:text-properties officeooo:rsid="003f7182"/>
    </style:style>
    <style:style style:name="T10" style:family="text">
      <style:text-properties officeooo:rsid="004253c1"/>
    </style:style>
    <style:style style:name="T11" style:family="text">
      <style:text-properties officeooo:rsid="00443785"/>
    </style:style>
    <style:style style:name="T12" style:family="text">
      <style:text-properties officeooo:rsid="004696dd"/>
    </style:style>
    <style:style style:name="T13" style:family="text">
      <style:text-properties officeooo:rsid="005893f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y una madre. Una madre que tiene mucho que expresar, mucho que decir, pero habitualmente lo mantiene silenciado.</text:p>
      <text:p text:style-name="P1">Quizá es falta de confianza en mi misma. Será por sentir que mis propios pensamientos o sentimientos no son realkmente importantes. Mi pensamiento me dice que son los demás los que saben, que son los otros los que tienen las respuestas que necesito para mi.</text:p>
      <text:p text:style-name="P2">Expertos, maESTROS, PROFESIONALES. Un ejército de <text:span text:style-name="T9">conocimiento</text:span> EXTERNO QUE ME <text:span text:style-name="T1">ACOBARDA. </text:span></text:p>
      <text:p text:style-name="P14">NO ES CUESTIÓN DE BUSCAR CULPABLES A ESTO, PORQUE PORQUE ES CAMINO QUE SE PIERDE EN LA CONFUSIÓN. SOLO IMPORTA EL CAMBIO.</text:p>
      <text:p text:style-name="P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3"><text:soft-page-break/>ADAPTÁNDONOS A NUESTRO MUNDO</text:p>
      <text:p text:style-name="P5"/>
      <text:p text:style-name="P5"/>
      <text:p text:style-name="P5"/>
      <text:p text:style-name="P5"/>
      <text:p text:style-name="P5">Si hacemos un repaso de <text:span text:style-name="T10">nuestras </text:span>experencias <text:span text:style-name="T10">desde </text:span>que <text:span text:style-name="T10">nacemos, </text:span>las personas que compartimos la misma cultura nos damos cuenta de que <text:span text:style-name="T13">todas participamos en los mismos tipos de vivencias.</text:span></text:p>
      <text:p text:style-name="P22">Llegamos a una familia <text:span text:style-name="T11">o a algún lugar en el que el mundo adulto se encarga de atender las necesidades que atañen a nuestro bienestar y supervivencia, y cumplen, además, una función que los grupos humanos consideran esencial: nuestra </text:span><text:span text:style-name="T4">socialización.</text:span></text:p>
      <text:p text:style-name="P23"/>
      <text:p text:style-name="P23">Llamamos <text:span text:style-name="T3">socialización</text:span> a <text:span text:style-name="T9">un proceso de aprendizaje y adaptación a la sociedad en la que nos hallamos inmersos, </text:span><text:s/>al que nos sometemos <text:span text:style-name="T12">casi </text:span>sin ser conscientes de <text:span text:style-name="T13">él</text:span>. El individuo nace sin patrones de comportamiento <text:span text:style-name="T13">adquiridos</text:span>, sin <text:span text:style-name="T2">determinados valores ni creencias. El mundo organizado con el que se encuentra va penetrando en él y lo va moldeando. Y él se va acomodando a ese entorno social a lo largo de este proceso que durará toda su vida.</text:span></text:p>
      <text:p text:style-name="P23"/>
      <text:p text:style-name="P24"><text:span text:style-name="T3">Adaptarse</text:span> es <text:span text:style-name="T7">lo que esta sociedad y sus instituciones sociales requieren. La familia, la escuela, el mundo laboral, el sistema político, económico, la cultura de nuestro entorno, forman un tremendo entramado que nos condiciona y, en muchos casos, nos obliga a seguir ciertas pautas y conductas, y evitar otros comportamientos. Esto no es un asunto trivial. Aprendemos que las reglas establecidas, escritas o no, se cumplen. El hacerlo nos suele resultar reconfortante y a menudo conlleva muestras de reconocimiento y recompensas por parte de los demás. Esto nos motiva a seguir dentro de los mismos cauces. Pero oponerse y actuar de modo diferente, puede acarrear, y de hecho suele hacerlo, una amplia gama de efectos secundarios nada deseables. Desde un gesto de rechazo o indiferencia que se <text:s/>registrará en nuestros corazones, hasta castigos de gran envergadura como la pérdida de libertad en una cárcel o incluso la eliminación de nuestra propia vida. </text:span></text:p>
      <text:p text:style-name="P15"/>
      <text:p text:style-name="P19"/>
      <text:p text:style-name="P19"/>
      <text:p text:style-name="P19"/>
      <text:p text:style-name="P19"/>
      <text:p text:style-name="P19"/>
      <text:p text:style-name="P19"/>
      <text:p text:style-name="P19"/>
      <text:p text:style-name="P19"/>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0"><text:soft-page-break/>CÓMO ES EL MUNDO AL QUE NOS ADAPTAMOS</text:p>
      <text:p text:style-name="P18"/>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8">LO QUE APRENDEMOS DE LOS DEMÁS</text:p>
      <text:p text:style-name="P8"/>
      <text:p text:style-name="P8"/>
      <text:p text:style-name="P7">Si sabemos ver desde una perspectiva demayor sabiduría los “otros” nos <text:s/><text:span text:style-name="T5">frecen magnificas oportunidades de evolucionar como personas y elevarnos a estados de mayor bienestar.</text:span></text:p>
      <text:p text:style-name="P9">¿cómo se produce eso?</text:p>
      <text:p text:style-name="P9">Si <text:s/>por se un familiar, amigo, compañero o cualquier persona con la que tenemos que relacionarnos, co su manera de ser o de actuar nos provoca algún sentimiento negativo, tendemos a pensar que esa persona debería de cambiar para que así nos sintamos mejor nosotros. No solemos pensar que somos nosotros los que tenemos que cambiar algo para dejar de sentirnos así. Cuando comprendemos esto hemos dado en nuestras vidas un paso de gigante.</text:p>
      <text:p text:style-name="P10">Las demás personas son auténticas maestras cada una de ellas, también por aquellos aspectos que poseen y admiramos. Son entonces un ejemplo. Aquello que ofrecen que consideramos bueno, nos gusta.</text:p>
      <text:p text:style-name="P11">Este mundo, con sus gravísimos problemas que causan sufrimiento y muerte a millones de personas nos provoca miedo, o bien refugiarnos en el individualismo y vivir egoístamente. Competir entre nosotros para ser los que sobresalgamos por encima de los demás aun a costa de su sufrimiento, y ante nuestra indiferencia.</text:p>
      <text:p text:style-name="P11">Tampoco valoramos con amor a las demás especies ni al propio planeta en sí con toda su maravillosa naturaleza.</text:p>
      <text:p text:style-name="P11">Un mundo así, algo tiene que enseñarnos. </text:p>
      <text:p text:style-name="P11">Lo contrario de todo miedo es el amor, el ser de verdad, cuando sientes esto todo cobra sentido y un sentimiento profundo de gratitud <text:span text:style-name="T6">florece.</text:span></text:p>
      <text:p text:style-name="P12">Amor, gratitud, conexión, ser auténtico, coherencia, felicid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4T13:16:26.264954242</meta:creation-date>
    <meta:generator>LibreOffice/5.1.4.2$Linux_X86_64 LibreOffice_project/10m0$Build-2</meta:generator>
    <dc:date>2017-01-26T14:12:46.484129294</dc:date>
    <meta:editing-duration>PT13H21M23S</meta:editing-duration>
    <meta:editing-cycles>17</meta:editing-cycles>
    <meta:document-statistic meta:table-count="0" meta:image-count="0" meta:object-count="0" meta:page-count="4" meta:paragraph-count="20" meta:word-count="654" meta:character-count="4005" meta:non-whitespace-character-count="3364"/>
  </office:meta>
</office:document-meta>
</file>